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6.65mm"/>
    </style:style>
    <style:style style:name="co4" style:family="table-column">
      <style:table-column-properties fo:break-before="auto" style:column-width="6.44mm"/>
    </style:style>
    <style:style style:name="co5" style:family="table-column">
      <style:table-column-properties fo:break-before="auto" style:column-width="8.57mm"/>
    </style:style>
    <style:style style:name="co6" style:family="table-column">
      <style:table-column-properties fo:break-before="auto" style:column-width="10.48mm"/>
    </style:style>
    <style:style style:name="co7" style:family="table-column">
      <style:table-column-properties fo:break-before="auto" style:column-width="10.27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14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ity" table:style-name="ta1">
        <table:shapes>
          <draw:frame draw:z-index="0" draw:style-name="gr1" draw:text-style-name="P1" svg:width="209.04mm" svg:height="149.44mm" svg:x="0mm" svg:y="62.99mm">
            <draw:object draw:notify-on-update-of-ranges="density.M1:density.BU1 density.A2:density.A2 density.M2:density.BU2 density.A3:density.A3 density.M3:density.BU3 density.A4:density.A4 density.M4:density.BU4 density.A5:density.A5 density.M5:density.BU5 density.A6:density.A6 density.M6:density.BU6 density.A7:density.A7 density.M7:density.BU7 density.A8:density.A8 density.M8:density.BU8 density.A9:density.A9 density.M9:density.BU9 density.A10:density.A10 density.M10:density.BU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0.83mm" svg:height="100.84mm" svg:x="793.09mm" svg:y="58.92mm">
            <draw:object draw:notify-on-update-of-ranges="density.BY1:density.BY1 density.BY2:density.BY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3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p mea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 table:formula="of:=ROUND((17*[.CC2]) - ((17*[.CC2])-72+72*POWER(71/72;17*[.CC2])))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</table:table-row>
        <table:table-row table:style-name="ro1"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 table:formula="of:=ROUND((17*[.CC3]) - ((17*[.CC3])-72+72*POWER(71/72;17*[.CC3])))" office:value-type="float" office:value="55" calcext:value-type="float">
            <text:p>55</text:p>
          </table:table-cell>
          <table:table-cell table:formula="of:=[.CC2]+3" office:value-type="float" office:value="6" calcext:value-type="float">
            <text:p>6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</table:table-row>
        <table:table-row table:style-name="ro1"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 table:formula="of:=ROUND((17*[.CC4]) - ((17*[.CC4])-72+72*POWER(71/72;17*[.CC4])))" office:value-type="float" office:value="64" calcext:value-type="float">
            <text:p>64</text:p>
          </table:table-cell>
          <table:table-cell table:formula="of:=[.CC3]+3" office:value-type="float" office:value="9" calcext:value-type="float">
            <text:p>9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</table:table-row>
        <table:table-row table:style-name="ro1"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 table:formula="of:=ROUND((17*[.CC5]) - ((17*[.CC5])-72+72*POWER(71/72;17*[.CC5])))" office:value-type="float" office:value="68" calcext:value-type="float">
            <text:p>68</text:p>
          </table:table-cell>
          <table:table-cell table:formula="of:=[.CC4]+3" office:value-type="float" office:value="12" calcext:value-type="float">
            <text:p>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</table:table-row>
        <table:table-row table:style-name="ro1"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 table:formula="of:=ROUND((17*[.CC6]) - ((17*[.CC6])-72+72*POWER(71/72;17*[.CC6])))" office:value-type="float" office:value="70" calcext:value-type="float">
            <text:p>70</text:p>
          </table:table-cell>
          <table:table-cell table:formula="of:=[.CC5]+3" office:value-type="float" office:value="15" calcext:value-type="float">
            <text:p>1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</table:table-row>
        <table:table-row table:style-name="ro1"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 table:formula="of:=ROUND((17*[.CC7]) - ((17*[.CC7])-72+72*POWER(71/72;17*[.CC7])))" office:value-type="float" office:value="71" calcext:value-type="float">
            <text:p>71</text:p>
          </table:table-cell>
          <table:table-cell table:formula="of:=[.CC6]+3" office:value-type="float" office:value="18" calcext:value-type="float">
            <text:p>18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</table:table-row>
        <table:table-row table:style-name="ro1"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 table:formula="of:=ROUND((17*[.CC8]) - ((17*[.CC8])-72+72*POWER(71/72;17*[.CC8])))" office:value-type="float" office:value="72" calcext:value-type="float">
            <text:p>72</text:p>
          </table:table-cell>
          <table:table-cell table:formula="of:=[.CC7]+3" office:value-type="float" office:value="21" calcext:value-type="float">
            <text:p>21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</table:table-row>
        <table:table-row table:style-name="ro1"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 table:formula="of:=ROUND((17*[.CC9]) - ((17*[.CC9])-72+72*POWER(71/72;17*[.CC9])))" office:value-type="float" office:value="72" calcext:value-type="float">
            <text:p>72</text:p>
          </table:table-cell>
          <table:table-cell table:formula="of:=[.CC8]+3" office:value-type="float" office:value="24" calcext:value-type="float">
            <text:p>24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</table:table-row>
        <table:table-row table:style-name="ro1"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 table:formula="of:=ROUND((17*[.CC10]) - ((17*[.CC10])-72+72*POWER(71/72;17*[.CC10])))" office:value-type="float" office:value="72" calcext:value-type="float">
            <text:p>72</text:p>
          </table:table-cell>
          <table:table-cell table:formula="of:=[.CC9]+3" office:value-type="float" office:value="27" calcext:value-type="float">
            <text:p>2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3:32:33.904470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7T13:52:53.109807516</dc:date>
    <meta:editing-duration>PT17H23M57S</meta:editing-duration>
    <meta:editing-cycles>13</meta:editing-cycles>
    <meta:generator>LibreOffice/6.0.7.3$Linux_X86_64 LibreOffice_project/00m0$Build-3</meta:generator>
    <meta:document-statistic meta:table-count="1" meta:cell-count="8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7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905cm" svg:height="14.945cm" xlink:href=".." xlink:type="simple" chart:class="chart:line" chart:style-name="ch1">
        <chart:legend chart:legend-position="end" svg:x="18.503cm" svg:y="5.154cm" style:legend-expansion="high" chart:style-name="ch2"/>
        <chart:plot-area chart:style-name="ch3" table:cell-range-address="density.M1:density.BU10 density.A2:density.A10" chart:data-source-has-labels="both" svg:x="1.589cm" svg:y="0.298cm" svg:width="16.496cm" svg:height="13.208cm">
          <chartooo:coordinate-region svg:x="2.983cm" svg:y="0.5cm" svg:width="14.96cm" svg:height="12.201cm"/>
          <chart:axis chart:dimension="x" chart:name="primary-x" chart:style-name="ch4" chartooo:axis-type="auto">
            <chartooo:date-scale/>
            <chart:title svg:x="8.268cm" svg:y="13.804cm" chart:style-name="ch5">
              <text:p>Hamming Value</text:p>
            </chart:title>
            <chart:categories table:cell-range-address="density.M1:density.BU1"/>
          </chart:axis>
          <chart:axis chart:dimension="y" chart:name="primary-y" chart:style-name="ch6">
            <chart:title svg:x="0.451cm" svg:y="9.264cm" chart:style-name="ch7">
              <text:p>Number of Bloom Filters</text:p>
            </chart:title>
            <chart:grid chart:style-name="ch8" chart:class="major"/>
          </chart:axis>
          <chart:series chart:style-name="ch9" chart:values-cell-range-address="density.M2:density.BU2" chart:label-cell-address="density.A2:density.A2" chart:class="chart:line">
            <chart:data-point chart:repeated="61"/>
          </chart:series>
          <chart:series chart:style-name="ch10" chart:values-cell-range-address="density.M3:density.BU3" chart:label-cell-address="density.A3:density.A3" chart:class="chart:line">
            <chart:data-point chart:repeated="61"/>
          </chart:series>
          <chart:series chart:style-name="ch11" chart:values-cell-range-address="density.M4:density.BU4" chart:label-cell-address="density.A4:density.A4" chart:class="chart:line">
            <chart:data-point chart:repeated="61"/>
          </chart:series>
          <chart:series chart:style-name="ch12" chart:values-cell-range-address="density.M5:density.BU5" chart:label-cell-address="density.A5:density.A5" chart:class="chart:line">
            <chart:data-point chart:repeated="61"/>
          </chart:series>
          <chart:series chart:style-name="ch13" chart:values-cell-range-address="density.M6:density.BU6" chart:label-cell-address="density.A6:density.A6" chart:class="chart:line">
            <chart:data-point chart:repeated="61"/>
          </chart:series>
          <chart:series chart:style-name="ch14" chart:values-cell-range-address="density.M7:density.BU7" chart:label-cell-address="density.A7:density.A7" chart:class="chart:line">
            <chart:data-point chart:repeated="61"/>
          </chart:series>
          <chart:series chart:style-name="ch15" chart:values-cell-range-address="density.M8:density.BU8" chart:label-cell-address="density.A8:density.A8" chart:class="chart:line">
            <chart:data-point chart:repeated="61"/>
          </chart:series>
          <chart:series chart:style-name="ch16" chart:values-cell-range-address="density.M9:density.BU9" chart:label-cell-address="density.A9:density.A9" chart:class="chart:line">
            <chart:data-point chart:repeated="61"/>
          </chart:series>
          <chart:series chart:style-name="ch17" chart:values-cell-range-address="density.M10:density.BU10" chart:label-cell-address="density.A10:density.A10" chart:class="chart:line">
            <chart:data-point chart:repeated="6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12">
                <text:p>12</text:p>
                <draw:g>
                  <svg:desc>density.M1:density.BU1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</table:table-header-rows>
          <table:table-rows>
            <table:table-row>
              <table:table-cell office:value-type="string">
                <text:p>'Sat. 1'</text:p>
                <draw:g>
                  <svg:desc>density.A2:density.A2</svg:desc>
                </draw:g>
              </table:table-cell>
              <table:table-cell office:value-type="float" office:value="9">
                <text:p>9</text:p>
                <draw:g>
                  <svg:desc>density.M2:density.BU2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159">
                <text:p>159</text:p>
              </table:table-cell>
              <table:table-cell office:value-type="float" office:value="727">
                <text:p>727</text:p>
              </table:table-cell>
              <table:table-cell office:value-type="float" office:value="1160">
                <text:p>1160</text:p>
              </table:table-cell>
              <table:table-cell office:value-type="float" office:value="2131">
                <text:p>2131</text:p>
              </table:table-cell>
              <table:table-cell office:value-type="float" office:value="932">
                <text:p>932</text:p>
              </table:table-cell>
              <table:table-cell office:value-type="float" office:value="1937">
                <text:p>1937</text:p>
              </table:table-cell>
              <table:table-cell office:value-type="float" office:value="4744">
                <text:p>4744</text:p>
              </table:table-cell>
              <table:table-cell office:value-type="float" office:value="5346">
                <text:p>5346</text:p>
              </table:table-cell>
              <table:table-cell office:value-type="float" office:value="8039">
                <text:p>8039</text:p>
              </table:table-cell>
              <table:table-cell office:value-type="float" office:value="16261">
                <text:p>16261</text:p>
              </table:table-cell>
              <table:table-cell office:value-type="float" office:value="15336">
                <text:p>15336</text:p>
              </table:table-cell>
              <table:table-cell office:value-type="float" office:value="18713">
                <text:p>18713</text:p>
              </table:table-cell>
              <table:table-cell office:value-type="float" office:value="23584">
                <text:p>23584</text:p>
              </table:table-cell>
              <table:table-cell office:value-type="float" office:value="31508">
                <text:p>31508</text:p>
              </table:table-cell>
              <table:table-cell office:value-type="float" office:value="38748">
                <text:p>38748</text:p>
              </table:table-cell>
              <table:table-cell office:value-type="float" office:value="52693">
                <text:p>52693</text:p>
              </table:table-cell>
              <table:table-cell office:value-type="float" office:value="67420">
                <text:p>67420</text:p>
              </table:table-cell>
              <table:table-cell office:value-type="float" office:value="61992">
                <text:p>61992</text:p>
              </table:table-cell>
              <table:table-cell office:value-type="float" office:value="69736">
                <text:p>69736</text:p>
              </table:table-cell>
              <table:table-cell office:value-type="float" office:value="77355">
                <text:p>77355</text:p>
              </table:table-cell>
              <table:table-cell office:value-type="float" office:value="85850">
                <text:p>85850</text:p>
              </table:table-cell>
              <table:table-cell office:value-type="float" office:value="94820">
                <text:p>94820</text:p>
              </table:table-cell>
              <table:table-cell office:value-type="float" office:value="76465">
                <text:p>76465</text:p>
              </table:table-cell>
              <table:table-cell office:value-type="float" office:value="65491">
                <text:p>65491</text:p>
              </table:table-cell>
              <table:table-cell office:value-type="float" office:value="56133">
                <text:p>56133</text:p>
              </table:table-cell>
              <table:table-cell office:value-type="float" office:value="45317">
                <text:p>45317</text:p>
              </table:table-cell>
              <table:table-cell office:value-type="float" office:value="33417">
                <text:p>33417</text:p>
              </table:table-cell>
              <table:table-cell office:value-type="float" office:value="22478">
                <text:p>22478</text:p>
              </table:table-cell>
              <table:table-cell office:value-type="float" office:value="12479">
                <text:p>12479</text:p>
              </table:table-cell>
              <table:table-cell office:value-type="float" office:value="5887">
                <text:p>5887</text:p>
              </table:table-cell>
              <table:table-cell office:value-type="float" office:value="2048">
                <text:p>2048</text:p>
              </table:table-cell>
              <table:table-cell office:value-type="float" office:value="663">
                <text:p>663</text:p>
              </table:table-cell>
              <table:table-cell office:value-type="float" office:value="186">
                <text:p>186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2'</text:p>
                <draw:g>
                  <svg:desc>density.A3:density.A3</svg:desc>
                </draw:g>
              </table:table-cell>
              <table:table-cell office:value-type="float" office:value="NaN">
                <text:p>NaN</text:p>
                <draw:g>
                  <svg:desc>density.M3:density.BU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145">
                <text:p>145</text:p>
              </table:table-cell>
              <table:table-cell office:value-type="float" office:value="247">
                <text:p>247</text:p>
              </table:table-cell>
              <table:table-cell office:value-type="float" office:value="443">
                <text:p>443</text:p>
              </table:table-cell>
              <table:table-cell office:value-type="float" office:value="655">
                <text:p>655</text:p>
              </table:table-cell>
              <table:table-cell office:value-type="float" office:value="1122">
                <text:p>1122</text:p>
              </table:table-cell>
              <table:table-cell office:value-type="float" office:value="1690">
                <text:p>1690</text:p>
              </table:table-cell>
              <table:table-cell office:value-type="float" office:value="2714">
                <text:p>2714</text:p>
              </table:table-cell>
              <table:table-cell office:value-type="float" office:value="4374">
                <text:p>4374</text:p>
              </table:table-cell>
              <table:table-cell office:value-type="float" office:value="6704">
                <text:p>6704</text:p>
              </table:table-cell>
              <table:table-cell office:value-type="float" office:value="10636">
                <text:p>10636</text:p>
              </table:table-cell>
              <table:table-cell office:value-type="float" office:value="15783">
                <text:p>15783</text:p>
              </table:table-cell>
              <table:table-cell office:value-type="float" office:value="22492">
                <text:p>22492</text:p>
              </table:table-cell>
              <table:table-cell office:value-type="float" office:value="31157">
                <text:p>31157</text:p>
              </table:table-cell>
              <table:table-cell office:value-type="float" office:value="41571">
                <text:p>41571</text:p>
              </table:table-cell>
              <table:table-cell office:value-type="float" office:value="53929">
                <text:p>53929</text:p>
              </table:table-cell>
              <table:table-cell office:value-type="float" office:value="65545">
                <text:p>65545</text:p>
              </table:table-cell>
              <table:table-cell office:value-type="float" office:value="77692">
                <text:p>77692</text:p>
              </table:table-cell>
              <table:table-cell office:value-type="float" office:value="86642">
                <text:p>86642</text:p>
              </table:table-cell>
              <table:table-cell office:value-type="float" office:value="93464">
                <text:p>93464</text:p>
              </table:table-cell>
              <table:table-cell office:value-type="float" office:value="95092">
                <text:p>95092</text:p>
              </table:table-cell>
              <table:table-cell office:value-type="float" office:value="90408">
                <text:p>90408</text:p>
              </table:table-cell>
              <table:table-cell office:value-type="float" office:value="81959">
                <text:p>81959</text:p>
              </table:table-cell>
              <table:table-cell office:value-type="float" office:value="70031">
                <text:p>70031</text:p>
              </table:table-cell>
              <table:table-cell office:value-type="float" office:value="53900">
                <text:p>53900</text:p>
              </table:table-cell>
              <table:table-cell office:value-type="float" office:value="38474">
                <text:p>38474</text:p>
              </table:table-cell>
              <table:table-cell office:value-type="float" office:value="25305">
                <text:p>25305</text:p>
              </table:table-cell>
              <table:table-cell office:value-type="float" office:value="14533">
                <text:p>14533</text:p>
              </table:table-cell>
              <table:table-cell office:value-type="float" office:value="7505">
                <text:p>7505</text:p>
              </table:table-cell>
              <table:table-cell office:value-type="float" office:value="3466">
                <text:p>3466</text:p>
              </table:table-cell>
              <table:table-cell office:value-type="float" office:value="1430">
                <text:p>1430</text:p>
              </table:table-cell>
              <table:table-cell office:value-type="float" office:value="500">
                <text:p>500</text:p>
              </table:table-cell>
              <table:table-cell office:value-type="float" office:value="154">
                <text:p>154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3'</text:p>
                <draw:g>
                  <svg:desc>density.A4:density.A4</svg:desc>
                </draw:g>
              </table:table-cell>
              <table:table-cell office:value-type="float" office:value="NaN">
                <text:p>NaN</text:p>
                <draw:g>
                  <svg:desc>density.M4:density.BU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145">
                <text:p>145</text:p>
              </table:table-cell>
              <table:table-cell office:value-type="float" office:value="314">
                <text:p>314</text:p>
              </table:table-cell>
              <table:table-cell office:value-type="float" office:value="631">
                <text:p>631</text:p>
              </table:table-cell>
              <table:table-cell office:value-type="float" office:value="1175">
                <text:p>1175</text:p>
              </table:table-cell>
              <table:table-cell office:value-type="float" office:value="2107">
                <text:p>2107</text:p>
              </table:table-cell>
              <table:table-cell office:value-type="float" office:value="3675">
                <text:p>3675</text:p>
              </table:table-cell>
              <table:table-cell office:value-type="float" office:value="6222">
                <text:p>6222</text:p>
              </table:table-cell>
              <table:table-cell office:value-type="float" office:value="10523">
                <text:p>10523</text:p>
              </table:table-cell>
              <table:table-cell office:value-type="float" office:value="16943">
                <text:p>16943</text:p>
              </table:table-cell>
              <table:table-cell office:value-type="float" office:value="25996">
                <text:p>25996</text:p>
              </table:table-cell>
              <table:table-cell office:value-type="float" office:value="38262">
                <text:p>38262</text:p>
              </table:table-cell>
              <table:table-cell office:value-type="float" office:value="53864">
                <text:p>53864</text:p>
              </table:table-cell>
              <table:table-cell office:value-type="float" office:value="72853">
                <text:p>72853</text:p>
              </table:table-cell>
              <table:table-cell office:value-type="float" office:value="90348">
                <text:p>90348</text:p>
              </table:table-cell>
              <table:table-cell office:value-type="float" office:value="106930">
                <text:p>106930</text:p>
              </table:table-cell>
              <table:table-cell office:value-type="float" office:value="117326">
                <text:p>117326</text:p>
              </table:table-cell>
              <table:table-cell office:value-type="float" office:value="118344">
                <text:p>118344</text:p>
              </table:table-cell>
              <table:table-cell office:value-type="float" office:value="107875">
                <text:p>107875</text:p>
              </table:table-cell>
              <table:table-cell office:value-type="float" office:value="88631">
                <text:p>88631</text:p>
              </table:table-cell>
              <table:table-cell office:value-type="float" office:value="63996">
                <text:p>63996</text:p>
              </table:table-cell>
              <table:table-cell office:value-type="float" office:value="39532">
                <text:p>39532</text:p>
              </table:table-cell>
              <table:table-cell office:value-type="float" office:value="20772">
                <text:p>20772</text:p>
              </table:table-cell>
              <table:table-cell office:value-type="float" office:value="9241">
                <text:p>9241</text:p>
              </table:table-cell>
              <table:table-cell office:value-type="float" office:value="3141">
                <text:p>3141</text:p>
              </table:table-cell>
              <table:table-cell office:value-type="float" office:value="822">
                <text:p>822</text:p>
              </table:table-cell>
              <table:table-cell office:value-type="float" office:value="171">
                <text:p>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'Sat. 4'</text:p>
                <draw:g>
                  <svg:desc>density.A5:density.A5</svg:desc>
                </draw:g>
              </table:table-cell>
              <table:table-cell office:value-type="float" office:value="NaN">
                <text:p>NaN</text:p>
                <draw:g>
                  <svg:desc>density.M5:density.BU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142">
                <text:p>142</text:p>
              </table:table-cell>
              <table:table-cell office:value-type="float" office:value="307">
                <text:p>307</text:p>
              </table:table-cell>
              <table:table-cell office:value-type="float" office:value="638">
                <text:p>638</text:p>
              </table:table-cell>
              <table:table-cell office:value-type="float" office:value="1307">
                <text:p>1307</text:p>
              </table:table-cell>
              <table:table-cell office:value-type="float" office:value="2736">
                <text:p>2736</text:p>
              </table:table-cell>
              <table:table-cell office:value-type="float" office:value="5207">
                <text:p>5207</text:p>
              </table:table-cell>
              <table:table-cell office:value-type="float" office:value="9769">
                <text:p>9769</text:p>
              </table:table-cell>
              <table:table-cell office:value-type="float" office:value="17650">
                <text:p>17650</text:p>
              </table:table-cell>
              <table:table-cell office:value-type="float" office:value="30675">
                <text:p>30675</text:p>
              </table:table-cell>
              <table:table-cell office:value-type="float" office:value="49112">
                <text:p>49112</text:p>
              </table:table-cell>
              <table:table-cell office:value-type="float" office:value="74621">
                <text:p>74621</text:p>
              </table:table-cell>
              <table:table-cell office:value-type="float" office:value="104386">
                <text:p>104386</text:p>
              </table:table-cell>
              <table:table-cell office:value-type="float" office:value="133162">
                <text:p>133162</text:p>
              </table:table-cell>
              <table:table-cell office:value-type="float" office:value="152154">
                <text:p>152154</text:p>
              </table:table-cell>
              <table:table-cell office:value-type="float" office:value="150049">
                <text:p>150049</text:p>
              </table:table-cell>
              <table:table-cell office:value-type="float" office:value="125284">
                <text:p>125284</text:p>
              </table:table-cell>
              <table:table-cell office:value-type="float" office:value="84105">
                <text:p>84105</text:p>
              </table:table-cell>
              <table:table-cell office:value-type="float" office:value="42022">
                <text:p>42022</text:p>
              </table:table-cell>
              <table:table-cell office:value-type="float" office:value="14130">
                <text:p>14130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'Sat. 5'</text:p>
                <draw:g>
                  <svg:desc>density.A6:density.A6</svg:desc>
                </draw:g>
              </table:table-cell>
              <table:table-cell office:value-type="float" office:value="NaN">
                <text:p>NaN</text:p>
                <draw:g>
                  <svg:desc>density.M6:density.BU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223">
                <text:p>223</text:p>
              </table:table-cell>
              <table:table-cell office:value-type="float" office:value="528">
                <text:p>528</text:p>
              </table:table-cell>
              <table:table-cell office:value-type="float" office:value="1166">
                <text:p>1166</text:p>
              </table:table-cell>
              <table:table-cell office:value-type="float" office:value="2760">
                <text:p>2760</text:p>
              </table:table-cell>
              <table:table-cell office:value-type="float" office:value="6025">
                <text:p>6025</text:p>
              </table:table-cell>
              <table:table-cell office:value-type="float" office:value="12791">
                <text:p>12791</text:p>
              </table:table-cell>
              <table:table-cell office:value-type="float" office:value="25779">
                <text:p>25779</text:p>
              </table:table-cell>
              <table:table-cell office:value-type="float" office:value="48133">
                <text:p>48133</text:p>
              </table:table-cell>
              <table:table-cell office:value-type="float" office:value="84381">
                <text:p>84381</text:p>
              </table:table-cell>
              <table:table-cell office:value-type="float" office:value="129682">
                <text:p>129682</text:p>
              </table:table-cell>
              <table:table-cell office:value-type="float" office:value="177204">
                <text:p>177204</text:p>
              </table:table-cell>
              <table:table-cell office:value-type="float" office:value="200651">
                <text:p>200651</text:p>
              </table:table-cell>
              <table:table-cell office:value-type="float" office:value="174742">
                <text:p>174742</text:p>
              </table:table-cell>
              <table:table-cell office:value-type="float" office:value="104257">
                <text:p>104257</text:p>
              </table:table-cell>
              <table:table-cell office:value-type="float" office:value="31561">
                <text:p>31561</text:p>
              </table:table-cell>
            </table:table-row>
            <table:table-row>
              <table:table-cell office:value-type="string">
                <text:p>'Sat. 6'</text:p>
                <draw:g>
                  <svg:desc>density.A7:density.A7</svg:desc>
                </draw:g>
              </table:table-cell>
              <table:table-cell office:value-type="float" office:value="NaN">
                <text:p>NaN</text:p>
                <draw:g>
                  <svg:desc>density.M7:density.BU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265">
                <text:p>265</text:p>
              </table:table-cell>
              <table:table-cell office:value-type="float" office:value="717">
                <text:p>717</text:p>
              </table:table-cell>
              <table:table-cell office:value-type="float" office:value="2032">
                <text:p>2032</text:p>
              </table:table-cell>
              <table:table-cell office:value-type="float" office:value="5809">
                <text:p>5809</text:p>
              </table:table-cell>
              <table:table-cell office:value-type="float" office:value="15398">
                <text:p>15398</text:p>
              </table:table-cell>
              <table:table-cell office:value-type="float" office:value="37505">
                <text:p>37505</text:p>
              </table:table-cell>
              <table:table-cell office:value-type="float" office:value="84213">
                <text:p>84213</text:p>
              </table:table-cell>
              <table:table-cell office:value-type="float" office:value="165801">
                <text:p>165801</text:p>
              </table:table-cell>
              <table:table-cell office:value-type="float" office:value="256804">
                <text:p>256804</text:p>
              </table:table-cell>
              <table:table-cell office:value-type="float" office:value="278353">
                <text:p>278353</text:p>
              </table:table-cell>
              <table:table-cell office:value-type="float" office:value="152959">
                <text:p>152959</text:p>
              </table:table-cell>
            </table:table-row>
            <table:table-row>
              <table:table-cell office:value-type="string">
                <text:p>'Sat. 7'</text:p>
                <draw:g>
                  <svg:desc>density.A8:density.A8</svg:desc>
                </draw:g>
              </table:table-cell>
              <table:table-cell office:value-type="float" office:value="NaN">
                <text:p>NaN</text:p>
                <draw:g>
                  <svg:desc>density.M8:density.BU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225">
                <text:p>225</text:p>
              </table:table-cell>
              <table:table-cell office:value-type="float" office:value="818">
                <text:p>818</text:p>
              </table:table-cell>
              <table:table-cell office:value-type="float" office:value="2750">
                <text:p>2750</text:p>
              </table:table-cell>
              <table:table-cell office:value-type="float" office:value="9655">
                <text:p>9655</text:p>
              </table:table-cell>
              <table:table-cell office:value-type="float" office:value="30048">
                <text:p>30048</text:p>
              </table:table-cell>
              <table:table-cell office:value-type="float" office:value="85780">
                <text:p>85780</text:p>
              </table:table-cell>
              <table:table-cell office:value-type="float" office:value="202447">
                <text:p>202447</text:p>
              </table:table-cell>
              <table:table-cell office:value-type="float" office:value="349499">
                <text:p>349499</text:p>
              </table:table-cell>
              <table:table-cell office:value-type="float" office:value="318696">
                <text:p>318696</text:p>
              </table:table-cell>
            </table:table-row>
            <table:table-row>
              <table:table-cell office:value-type="string">
                <text:p>'Sat. 8'</text:p>
                <draw:g>
                  <svg:desc>density.A9:density.A9</svg:desc>
                </draw:g>
              </table:table-cell>
              <table:table-cell office:value-type="float" office:value="NaN">
                <text:p>NaN</text:p>
                <draw:g>
                  <svg:desc>density.M9:density.BU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353">
                <text:p>353</text:p>
              </table:table-cell>
              <table:table-cell office:value-type="float" office:value="1449">
                <text:p>1449</text:p>
              </table:table-cell>
              <table:table-cell office:value-type="float" office:value="6658">
                <text:p>6658</text:p>
              </table:table-cell>
              <table:table-cell office:value-type="float" office:value="29265">
                <text:p>29265</text:p>
              </table:table-cell>
              <table:table-cell office:value-type="float" office:value="113287">
                <text:p>113287</text:p>
              </table:table-cell>
              <table:table-cell office:value-type="float" office:value="333816">
                <text:p>333816</text:p>
              </table:table-cell>
              <table:table-cell office:value-type="float" office:value="515076">
                <text:p>515076</text:p>
              </table:table-cell>
            </table:table-row>
            <table:table-row>
              <table:table-cell office:value-type="string">
                <text:p>'Sat. 9'</text:p>
                <draw:g>
                  <svg:desc>density.A10:density.A10</svg:desc>
                </draw:g>
              </table:table-cell>
              <table:table-cell office:value-type="float" office:value="NaN">
                <text:p>NaN</text:p>
                <draw:g>
                  <svg:desc>density.M10:density.BU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2004">
                <text:p>2004</text:p>
              </table:table-cell>
              <table:table-cell office:value-type="float" office:value="11732">
                <text:p>11732</text:p>
              </table:table-cell>
              <table:table-cell office:value-type="float" office:value="64312">
                <text:p>64312</text:p>
              </table:table-cell>
              <table:table-cell office:value-type="float" office:value="278298">
                <text:p>278298</text:p>
              </table:table-cell>
              <table:table-cell office:value-type="float" office:value="643221">
                <text:p>643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84cm" svg:height="10.085cm" xlink:href=".." xlink:type="simple" chart:class="chart:line" chart:style-name="ch1">
        <chart:legend chart:legend-position="end" svg:x="17.872cm" svg:y="4.74cm" style:legend-expansion="high" chart:style-name="ch2"/>
        <chart:plot-area chart:style-name="ch3" table:cell-range-address="density.BY1:density.BY10" chart:data-source-has-labels="row" svg:x="0.401cm" svg:y="0.201cm" svg:width="17.07cm" svg:height="9.683cm">
          <chartooo:coordinate-region svg:x="1.033cm" svg:y="0.403cm" svg:width="16.341cm" svg:height="8.8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nsity.BY2:density.BY10" chart:label-cell-address="density.BY1:density.BY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</text:p>
                <draw:g>
                  <svg:desc>density.BY1:density.B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density.BY2:density.B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